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50000012C7E4704CEA9C9DD45.png" manifest:media-type="image/png"/>
  <manifest:file-entry manifest:full-path="Pictures/100000000000036A00000118193D8DC25D5631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15pt" style:font-size-asian="15pt" style:font-size-complex="15pt"/>
    </style:style>
    <style:style style:name="P2" style:family="paragraph" style:parent-style-name="Heading_20_1">
      <style:text-properties fo:font-size="15pt" fo:font-weight="bold" style:font-size-asian="15pt" style:font-weight-asian="bold" style:font-size-complex="15pt" style:font-weight-complex="bold"/>
    </style:style>
    <style:style style:name="P3" style:family="paragraph" style:parent-style-name="Heading_20_1">
      <style:text-properties officeooo:paragraph-rsid="002933b2"/>
    </style:style>
    <style:style style:name="P4" style:family="paragraph" style:parent-style-name="Text_20_body">
      <style:text-properties officeooo:rsid="002933b2" officeooo:paragraph-rsid="002933b2"/>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officeooo:paragraph-rsid="002933b2"/>
    </style:style>
    <style:style style:name="P7" style:family="paragraph" style:parent-style-name="Text_20_body">
      <style:text-properties officeooo:paragraph-rsid="003d4062"/>
    </style:style>
    <style:style style:name="P8" style:family="paragraph" style:parent-style-name="Text_20_body">
      <style:text-properties fo:font-size="15pt" fo:font-weight="normal" style:font-size-asian="15pt" style:font-weight-asian="normal" style:font-size-complex="15pt" style:font-weight-complex="normal"/>
    </style:style>
    <style:style style:name="P9" style:family="paragraph" style:parent-style-name="Text_20_body">
      <style:text-properties fo:font-size="15pt" style:font-size-asian="15pt" style:font-size-complex="15pt"/>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officeooo:paragraph-rsid="002933b2"/>
    </style:style>
    <style:style style:name="P12" style:family="paragraph" style:parent-style-name="Standard">
      <style:text-properties fo:font-size="15pt" fo:font-weight="bold" style:font-size-asian="15pt" style:font-weight-asian="bold" style:font-size-complex="15pt" style:font-weight-complex="bold"/>
    </style:style>
    <style:style style:name="P13" style:family="paragraph" style:parent-style-name="Standard" style:list-style-name="L7">
      <style:text-properties fo:font-size="15pt" fo:font-weight="normal" style:font-size-asian="15pt" style:font-weight-asian="normal" style:font-size-complex="15pt" style:font-weight-complex="normal"/>
    </style:style>
    <style:style style:name="P14" style:family="paragraph" style:parent-style-name="Text_20_body" style:list-style-name="L1"/>
    <style:style style:name="P15" style:family="paragraph" style:parent-style-name="Text_20_body" style:list-style-name="L1">
      <style:text-properties fo:font-size="15pt" style:font-size-asian="15pt" style:font-size-complex="15pt"/>
    </style:style>
    <style:style style:name="P16" style:family="paragraph" style:parent-style-name="Text_20_body" style:list-style-name="L7">
      <style:text-properties fo:font-size="15pt" style:font-size-asian="15pt" style:font-size-complex="15pt"/>
    </style:style>
    <style:style style:name="P17" style:family="paragraph" style:parent-style-name="Text_20_body" style:list-style-name="L1">
      <style:text-properties fo:font-size="15pt" fo:font-weight="bold" officeooo:rsid="002090c2" officeooo:paragraph-rsid="002090c2" style:font-size-asian="15pt" style:font-weight-asian="bold" style:font-size-complex="15pt" style:font-weight-complex="bold"/>
    </style:style>
    <style:style style:name="P18" style:family="paragraph" style:parent-style-name="Text_20_body" style:list-style-name="L5">
      <style:text-properties fo:font-size="15pt" fo:font-weight="bold" style:font-size-asian="15pt" style:font-weight-asian="bold" style:font-size-complex="15pt" style:font-weight-complex="bold"/>
    </style:style>
    <style:style style:name="P19" style:family="paragraph" style:parent-style-name="Text_20_body" style:list-style-name="L1">
      <style:text-properties fo:font-size="15pt" fo:font-weight="normal" officeooo:rsid="002090c2" officeooo:paragraph-rsid="002090c2" style:font-size-asian="15pt" style:font-weight-asian="normal" style:font-size-complex="15pt" style:font-weight-complex="normal"/>
    </style:style>
    <style:style style:name="P20" style:family="paragraph" style:parent-style-name="Text_20_body" style:list-style-name="L6">
      <style:text-properties fo:font-size="15pt" fo:font-weight="normal" style:font-size-asian="15pt" style:font-weight-asian="normal" style:font-size-complex="15pt" style:font-weight-complex="normal"/>
    </style:style>
    <style:style style:name="P21" style:family="paragraph" style:parent-style-name="Text_20_body" style:list-style-name="L7">
      <style:text-properties fo:font-size="15pt" fo:font-weight="normal" style:font-size-asian="15pt" style:font-weight-asian="normal" style:font-size-complex="15pt" style:font-weight-complex="normal"/>
    </style:style>
    <style:style style:name="P22" style:family="paragraph" style:parent-style-name="Text_20_body" style:list-style-name="L7">
      <style:text-properties fo:font-size="15pt" fo:font-weight="normal" officeooo:paragraph-rsid="006dbba1" style:font-size-asian="15pt" style:font-weight-asian="normal" style:font-size-complex="15pt" style:font-weight-complex="normal"/>
    </style:style>
    <style:style style:name="P23" style:family="paragraph" style:parent-style-name="Text_20_body" style:list-style-name="L2">
      <style:text-properties fo:font-weight="normal" officeooo:rsid="002090c2" officeooo:paragraph-rsid="002090c2" style:font-weight-asian="normal" style:font-weight-complex="normal"/>
    </style:style>
    <style:style style:name="P24" style:family="paragraph" style:parent-style-name="Text_20_body" style:list-style-name="L5">
      <style:text-properties fo:font-weight="normal" style:font-weight-asian="normal" style:font-weight-complex="normal"/>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3">
      <style:paragraph-properties fo:margin-top="0cm" fo:margin-bottom="0cm" loext:contextual-spacing="false"/>
      <style:text-properties fo:font-size="15pt" style:font-size-asian="15pt" style:font-size-complex="15pt"/>
    </style:style>
    <style:style style:name="P28" style:family="paragraph" style:parent-style-name="Text_20_body" style:list-style-name="L6">
      <style:paragraph-properties fo:margin-top="0cm" fo:margin-bottom="0cm" loext:contextual-spacing="false"/>
      <style:text-properties fo:font-size="15pt" fo:font-weight="normal" style:font-size-asian="15pt" style:font-weight-asian="normal" style:font-size-complex="15pt" style:font-weight-complex="normal"/>
    </style:style>
    <style:style style:name="P29" style:family="paragraph" style:parent-style-name="Text_20_body" style:list-style-name="L6">
      <style:paragraph-properties fo:margin-top="0cm" fo:margin-bottom="0cm" loext:contextual-spacing="false"/>
    </style:style>
    <style:style style:name="T1" style:family="text">
      <style:text-properties fo:font-size="15pt" style:font-size-asian="15pt" style:font-size-complex="15pt"/>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fo:font-weight="normal" officeooo:rsid="002933b2" style:font-size-asian="15pt" style:font-weight-asian="normal" style:font-size-complex="15pt" style:font-weight-complex="normal"/>
    </style:style>
    <style:style style:name="T4" style:family="text">
      <style:text-properties fo:font-size="15pt" fo:font-style="normal" fo:font-weight="normal" style:font-size-asian="15pt" style:font-style-asian="normal" style:font-weight-asian="normal" style:font-size-complex="15pt" style:font-style-complex="normal" style:font-weight-complex="normal"/>
    </style:style>
    <style:style style:name="T5" style:family="text">
      <style:text-properties fo:font-size="15pt" fo:font-style="normal" fo:font-weight="normal" officeooo:rsid="002933b2" style:font-size-asian="15pt" style:font-style-asian="normal" style:font-weight-asian="normal" style:font-size-complex="15pt" style:font-style-complex="normal" style:font-weight-complex="normal"/>
    </style:style>
    <style:style style:name="T6" style:family="text">
      <style:text-properties fo:font-size="15pt" fo:font-style="normal" fo:font-weight="bold" officeooo:rsid="002933b2" style:font-size-asian="15pt" style:font-style-asian="normal" style:font-weight-asian="bold" style:font-size-complex="15pt" style:font-style-complex="normal" style:font-weight-complex="bold"/>
    </style:style>
    <style:style style:name="T7" style:family="text">
      <style:text-properties fo:font-size="15pt" fo:font-style="normal" fo:font-weight="bold" officeooo:rsid="006bd000" style:font-size-asian="15pt" style:font-style-asian="normal" style:font-weight-asian="bold" style:font-size-complex="15pt" style:font-style-complex="normal" style:font-weight-complex="bold"/>
    </style:style>
    <style:style style:name="T8" style:family="text">
      <style:text-properties fo:font-size="15pt" fo:font-style="normal" officeooo:rsid="002933b2" style:font-size-asian="15pt" style:font-style-asian="normal" style:font-size-complex="15pt" style:font-style-complex="normal"/>
    </style:style>
    <style:style style:name="T9" style:family="text">
      <style:text-properties fo:font-size="15pt" fo:font-style="normal" officeooo:rsid="006bd000" style:font-size-asian="15pt" style:font-style-asian="normal" style:font-size-complex="15pt" style:font-style-complex="normal"/>
    </style:style>
    <style:style style:name="T10" style:family="text">
      <style:text-properties fo:font-size="15pt" fo:font-weight="bold" officeooo:rsid="002933b2" style:font-size-asian="15pt" style:font-weight-asian="normal" style:font-size-complex="15pt" style:font-weight-complex="normal"/>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bold" officeooo:rsid="002933b2" style:font-size-asian="15pt" style:font-weight-asian="bold" style:font-size-complex="15pt" style:font-weight-complex="bold"/>
    </style:style>
    <style:style style:name="T13" style:family="text">
      <style:text-properties style:font-name="Liberation Serif" fo:font-size="15pt" fo:font-weight="normal" style:font-size-asian="15pt" style:font-weight-asian="normal" style:font-size-complex="15pt" style:font-weight-complex="normal"/>
    </style:style>
    <style:style style:name="T14" style:family="text">
      <style:text-properties style:font-name="Liberation Serif" fo:font-size="15pt" fo:font-weight="normal" officeooo:rsid="002933b2" style:font-size-asian="15pt" style:font-weight-asian="normal" style:font-size-complex="15pt" style:font-weight-complex="normal"/>
    </style:style>
    <style:style style:name="T15" style:family="text">
      <style:text-properties style:font-name="Liberation Serif" fo:font-size="15pt" style:font-size-asian="15pt" style:font-size-complex="15pt"/>
    </style:style>
    <style:style style:name="T16" style:family="text">
      <style:text-properties style:font-name="Liberation Serif" fo:font-size="15pt" fo:font-style="normal" officeooo:rsid="00506c10" style:font-size-asian="15pt" style:font-style-asian="normal" style:font-size-complex="15pt" style:font-style-complex="normal"/>
    </style:style>
    <style:style style:name="T17" style:family="text">
      <style:text-properties style:font-name="Liberation Serif" fo:font-size="15pt" fo:font-style="normal" fo:font-weight="bold" officeooo:rsid="00506c10" style:font-size-asian="15pt" style:font-style-asian="normal" style:font-weight-asian="bold" style:font-size-complex="15pt" style:font-style-complex="normal" style:font-weight-complex="bold"/>
    </style:style>
    <style:style style:name="T18" style:family="text">
      <style:text-properties style:font-name="Liberation Serif" fo:font-size="15pt" fo:font-style="normal" fo:font-weight="normal" officeooo:rsid="002933b2" style:font-size-asian="15pt" style:font-style-asian="normal" style:font-weight-asian="normal" style:font-size-complex="15pt" style:font-style-complex="normal" style:font-weight-complex="normal"/>
    </style:style>
    <style:style style:name="T19" style:family="text">
      <style:text-properties style:font-name="Liberation Serif" fo:font-size="15pt" fo:font-style="normal" fo:font-weight="normal" officeooo:rsid="00506c10" style:font-size-asian="15pt" style:font-style-asian="normal" style:font-weight-asian="normal" style:font-size-complex="15pt" style:font-style-complex="normal" style:font-weight-complex="normal"/>
    </style:style>
    <style:style style:name="T20" style:family="text">
      <style:text-properties style:font-name="Liberation Serif" fo:font-size="15pt" fo:font-weight="bold" style:font-size-asian="15pt" style:font-weight-asian="bold" style:font-size-complex="15pt" style:font-weight-complex="bold"/>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ow does a C program executes?</text:h>
      <text:p text:style-name="Text_20_body"><text:span text:style-name="T1"><text:line-break/></text:span><text:span text:style-name="T1"><draw:frame draw:style-name="fr1" draw:name="Image1" text:anchor-type="as-char" svg:y="-8.828cm" svg:width="17.729cm" svg:height="5.681cm" draw:z-index="0"><draw:image xlink:href="Pictures/100000000000036A00000118193D8DC25D56318B.png" xlink:type="simple" xlink:show="embed" xlink:actuate="onLoad"/></draw:frame></text:span></text:p>
      <text:list xml:id="list1050705468608652341" text:style-name="L1">
        <text:list-item>
          <text:p text:style-name="P15">Whenever a C program file is compiled and executed, the compiler generates some files with the same name as that of the C program file but with different extensions. </text:p>
        </text:list-item>
        <text:list-item>
          <text:p text:style-name="P15">Every file that contains a C program must be saved with ‘.c’ extension. This is necessary for the compiler to understand that this is a C program file. Suppose a program file is named, first.c. The file first.c is called the source file which keeps the code of the program. Now, when we compile the file, the C compiler looks for errors. If the C compiler reports no error, then it stores the file as a .obj file of the same name, called the object file. So, here it will create the first.obj. This .obj file is not executable. The process is continued by the Linker which finally gives a .exe file which is executable.</text:p>
        </text:list-item>
        <text:list-item>
          <text:p text:style-name="P14"><text:span text:style-name="Strong_20_Emphasis"><text:span text:style-name="T1">Linker</text:span></text:span><text:span text:style-name="T1">: First of all, let us know that library functions are not a part of any C program but of the C software. Thus, the compiler doesn’t know the operation of any function, whether it be printf or scanf. The definitions of these functions are stored in their respective library which the compiler should be able to link. This is what the Linker does. So, when we write </text:span><text:soft-page-break/><text:span text:style-name="T1">#include, it includes stdio.h library which gives access to Standard Input and Output. The linker links the object files to the library functions and the program becomes a .exe file. Here, first.exe will be created which is in an executable format.</text:span></text:p>
        </text:list-item>
        <text:list-item>
          <text:p text:style-name="P14"><text:span text:style-name="Strong_20_Emphasis"><text:span text:style-name="T1">Loader</text:span></text:span><text:span text:style-name="T1">: Whenever we give the command to execute a particular program, the loader comes into work. The loader will load the .exe file in RAM and inform the CPU with the starting point of the address where this program is loaded</text:span></text:p>
          <text:p text:style-name="P14"><draw:frame draw:style-name="fr2" draw:name="Image2" text:anchor-type="as-char" svg:width="5.636cm" svg:height="7.938cm" draw:z-index="1"><draw:image xlink:href="Pictures/10000201000000D50000012C7E4704CEA9C9DD45.png" xlink:type="simple" xlink:show="embed" xlink:actuate="onLoad"/></draw:frame></text:p>
        </text:list-item>
        <text:list-item>
          <text:p text:style-name="P14"><text:span text:style-name="Strong_20_Emphasis"><text:span text:style-name="T1">Instruction Register</text:span></text:span><text:span text:style-name="T1">: It holds the current instructions to be executed by the CPU.<text:line-break/></text:span><text:span text:style-name="Strong_20_Emphasis"><text:span text:style-name="T1">Program Counter</text:span></text:span><text:span text:style-name="T1">: It contains the address of the next instructions to be executed by the CPU.<text:line-break/></text:span><text:span text:style-name="Strong_20_Emphasis"><text:span text:style-name="T1">Accumulator</text:span></text:span><text:span text:style-name="T1">: It stores the information related to calculations.</text:span></text:p>
        </text:list-item>
        <text:list-item>
          <text:p text:style-name="P15">The loader informs Program Counter about the first instruction and initiates the execution. Then onwards, Program Counter handles the task.</text:p>
        </text:list-item>
        <text:list-item>
          <text:p text:style-name="P17">LOADER</text:p>
        </text:list-item>
        <text:list-item>
          <text:p text:style-name="P19">Loader loads the executable module to the main memory for execution.</text:p>
        </text:list-item>
        <text:list-item>
          <text:p text:style-name="P19">Loader takes executable module generated by a linker as input.</text:p>
        </text:list-item>
        <text:list-item>
          <text:p text:style-name="P19">Loader allocates the addresses to an executable module in main memory for execution</text:p>
        </text:list-item>
        <text:list-item>
          <text:p text:style-name="P19"><text:soft-page-break/>The types of Loader are Absolute loading, Relocatable loading and Dynamic Run-time loading.</text:p>
        </text:list-item>
      </text:list>
      <text:list xml:id="list1501983042942725350" text:style-name="L2">
        <text:list-item>
          <text:p text:style-name="P23"><text:span text:style-name="Strong_20_Emphasis"><text:span text:style-name="T2">Loader</text:span></text:span><text:span text:style-name="T1"> is the program of the </text:span><text:span text:style-name="Strong_20_Emphasis"><text:span text:style-name="T2">operating system</text:span></text:span><text:span text:style-name="T1"> which </text:span><text:span text:style-name="Strong_20_Emphasis"><text:span text:style-name="T2">loads the executable from the disk into the primary memory(RAM) for execution</text:span></text:span><text:span text:style-name="T1">. It allocates the memory space to the executable module in main memory and then transfers control to the beginning instruction of the program . </text:span></text:p>
        </text:list-item>
        <text:list-item>
          <text:p text:style-name="P23"><text:span text:style-name="T1">What really happens while running the executable: One could also use </text:span><text:span text:style-name="Strong_20_Emphasis"><text:span text:style-name="T2">strace</text:span></text:span><text:span text:style-name="T1"> command for the same.</text:span></text:p>
        </text:list-item>
      </text:list>
      <text:p text:style-name="Text_20_body"><text:span text:style-name="T1">The first call which is displayed is ‘</text:span><text:span text:style-name="Strong_20_Emphasis"><text:span text:style-name="T1">execve()</text:span></text:span><text:span text:style-name="T1">‘ which actually is the loader . This loader creates the process which involves:</text:span></text:p>
      <text:list xml:id="list6443334759204424935" text:style-name="L3">
        <text:list-item>
          <text:p text:style-name="P27">Reading the file and creating an address space for the process. </text:p>
        </text:list-item>
        <text:list-item>
          <text:p text:style-name="P27">Page table entries for the instructions, data and program stack are created and the register set is initialized. </text:p>
        </text:list-item>
        <text:list-item>
          <text:p text:style-name="P25"><text:span text:style-name="T1">Then, Executes a jump instruction to the first instruction of the program which generally causes a page fault and the first page of your instructions is brought into memory.</text:span> </text:p>
        </text:list-item>
      </text:list>
      <text:p text:style-name="Text_20_body"/>
      <text:h text:style-name="P1" text:outline-level="1">When do we pass arguments by reference or pointer?</text:h>
      <text:p text:style-name="Text_20_body"/>
      <text:list xml:id="list5861225490609815198" text:style-name="L4">
        <text:list-item>
          <text:p text:style-name="P26"><text:span text:style-name="Emphasis"><text:span text:style-name="T4">To modify local variables of the caller function</text:span></text:span></text:p>
        </text:list-item>
        <text:list-item>
          <text:p text:style-name="P26"><text:span text:style-name="Strong_20_Emphasis"><text:span text:style-name="T4">For passing large sized arguments</text:span></text:span></text:p>
        </text:list-item>
      </text:list>
      <text:p text:style-name="Text_20_body"><text:span text:style-name="Emphasis"><text:span text:style-name="T5"/></text:span></text:p>
      <text:h text:style-name="Heading_20_1" text:outline-level="1"><text:span text:style-name="Emphasis"><text:span text:style-name="T6">Redeclaration of global variable in C</text:span></text:span></text:h>
      <text:p text:style-name="P4">int x;</text:p>
      <text:p text:style-name="P4">int x = 5; <text:s text:c="2"/></text:p>
      <text:p text:style-name="P4">int main() </text:p>
      <text:p text:style-name="P4">{ </text:p>
      <text:p text:style-name="P4">printf("%d", x);</text:p>
      <text:p text:style-name="P4">} </text:p>
      <text:p text:style-name="P4"><text:soft-page-break/><text:span text:style-name="Strong_20_Emphasis"><text:span text:style-name="T2">C allows a global variable to be declared again when first declaration doesn’t initialize the variable.</text:span></text:span></text:p>
      <text:p text:style-name="P4"><text:span text:style-name="Strong_20_Emphasis"><text:span text:style-name="T2"/></text:span></text:p>
      <text:p text:style-name="P4"><text:span text:style-name="Strong_20_Emphasis"><text:span text:style-name="T1">There are 2 types of linkage:</text:span></text:span></text:p>
      <text:p text:style-name="P4"><text:span text:style-name="Strong_20_Emphasis"><text:span text:style-name="T1"/></text:span></text:p>
      <text:p text:style-name="P6"><text:span text:style-name="Strong_20_Emphasis"><text:span text:style-name="T10">Internal Linkage</text:span></text:span><text:span text:style-name="Strong_20_Emphasis"><text:span text:style-name="T3">: An identifier implementing internal linkage is not accessible outside the translation unit it is declared in. Any identifier within the unit can access an identifier having internal linkage. It is implemented by the keyword </text:span></text:span><text:span text:style-name="Strong_20_Emphasis"><text:span text:style-name="Source_20_Text"><text:span text:style-name="T3">static</text:span></text:span></text:span><text:span text:style-name="Strong_20_Emphasis"><text:span text:style-name="T3">. An internally linked identifier is stored in initialized or uninitialized segment of RAM.</text:span></text:span></text:p>
      <text:p text:style-name="P6"><text:span text:style-name="Strong_20_Emphasis"><text:span text:style-name="T3"/></text:span></text:p>
      <text:h text:style-name="P3" text:outline-level="1"><text:span text:style-name="Strong_20_Emphasis"><text:span text:style-name="T12">What is the size_t data type in C?</text:span></text:span></text:h>
      <text:p text:style-name="P6"><text:span text:style-name="Strong_20_Emphasis"><text:span text:style-name="T12"/></text:span></text:p>
      <text:p text:style-name="P6"><text:span text:style-name="Strong_20_Emphasis"><text:span text:style-name="T3">It is guaranteed to be big enough to contain the size of the biggest object the host system can handle. Basically the maximum permissible size is dependent on the compiler; if the compiler is 32 bit then it is simply a typedef(i.e., alias) for unsigned int but if the compiler is 64 bit then it would be a typedef for unsigned long long. The size_t data type is never negative.</text:span></text:span></text:p>
      <text:p text:style-name="Text_20_body"><text:span text:style-name="T2">Therefore many C library functions like </text:span><text:span text:style-name="Emphasis"><text:span text:style-name="T2">malloc, memcpy and strlen</text:span></text:span><text:span text:style-name="T2"> declare their arguments and return type as </text:span><text:span text:style-name="Strong_20_Emphasis"><text:span text:style-name="T2">size_t</text:span></text:span><text:span text:style-name="T2">. </text:span></text:p>
      <text:p text:style-name="P8"/>
      <text:list xml:id="list5686195480826907730" text:style-name="L5">
        <text:list-item>
          <text:p text:style-name="P18">If no data type is given to a variable, then the compiler automatically converted it to int data type</text:p>
        </text:list-item>
        <text:list-item>
          <text:p text:style-name="P18">We can’t use any modifiers in float data type. If programmer try to use it then compiler automatically give compile time error.</text:p>
        </text:list-item>
        <text:list-item>
          <text:p text:style-name="P24"><text:span text:style-name="Source_20_Text"><text:span text:style-name="T1">signed</text:span></text:span><text:span text:style-name="T1"> </text:span><text:span text:style-name="Source_20_Text"><text:span text:style-name="T1">float</text:span></text:span><text:span text:style-name="T1"> </text:span><text:span text:style-name="Source_20_Text"><text:span text:style-name="T1">a; </text:span></text:span></text:p>
        </text:list-item>
      </text:list>
      <text:p text:style-name="P5"><text:span text:style-name="Source_20_Text"><text:span text:style-name="T1"/></text:span></text:p>
      <text:p text:style-name="P5"><text:span text:style-name="Source_20_Text"><text:span text:style-name="T1"/></text:span></text:p>
      <text:p text:style-name="P5"><text:span text:style-name="Source_20_Text"><text:span text:style-name="T1"/></text:span></text:p>
      <text:p text:style-name="Text_20_body"><text:soft-page-break/><text:span text:style-name="Source_20_Text"><text:span text:style-name="T20">Interesting Facts about Macros and Preprocessors in C</text:span></text:span></text:p>
      <text:p text:style-name="Text_20_body"><text:span text:style-name="T2">In a C program, all lines that start with </text:span><text:span text:style-name="Strong_20_Emphasis"><text:span text:style-name="T2">#</text:span></text:span><text:span text:style-name="T2"> are processed by preprocessor which is a special program invoked by the compiler. In a very basic term, preprocessor takes a C program and produces another C program without any </text:span><text:span text:style-name="Strong_20_Emphasis"><text:span text:style-name="T2">#</text:span></text:span><text:span text:style-name="T2">.</text:span></text:p>
      <text:p text:style-name="P7"><text:span text:style-name="T2">Following are some interesting facts about preprocessors in C.<text:line-break/></text:span><text:span text:style-name="Strong_20_Emphasis"><text:span text:style-name="T2">1)</text:span></text:span><text:span text:style-name="T2"> When we use </text:span><text:span text:style-name="Emphasis"><text:span text:style-name="Strong_20_Emphasis"><text:span text:style-name="T2">include</text:span></text:span></text:span><text:span text:style-name="Emphasis"><text:span text:style-name="T2"> </text:span></text:span><text:span text:style-name="T2">directive, the contents of included header file (after preprocessing) are copied to the current file.</text:span></text:p>
      <text:p text:style-name="P7"><text:span text:style-name="T2"><text:line-break/>Angular brackets </text:span><text:span text:style-name="Strong_20_Emphasis"><text:span text:style-name="T2">&lt;</text:span></text:span><text:span text:style-name="T2"> and </text:span><text:span text:style-name="Strong_20_Emphasis"><text:span text:style-name="T2">&gt;</text:span></text:span><text:span text:style-name="T2"> instruct the preprocessor to look in the standard folder where all header files are held. Double quotes </text:span><text:span text:style-name="Strong_20_Emphasis"><text:span text:style-name="T2">“</text:span></text:span><text:span text:style-name="T2"> and </text:span><text:span text:style-name="Strong_20_Emphasis"><text:span text:style-name="T2">“</text:span></text:span><text:span text:style-name="T2"> instruct the preprocessor to look into the current folder (current directory).</text:span></text:p>
      <text:p text:style-name="P7"><text:span text:style-name="T2"><text:line-break/></text:span><text:span text:style-name="Strong_20_Emphasis"><text:span text:style-name="T2">2) </text:span></text:span><text:span text:style-name="T2">When we use</text:span><text:span text:style-name="Emphasis"><text:span text:style-name="Strong_20_Emphasis"><text:span text:style-name="T2"> define </text:span></text:span></text:span><text:span text:style-name="T2">for a constant, the preprocessor produces a C program where the defined constant is searched and matching tokens are replaced with the given expression. For example in the following program </text:span><text:span text:style-name="Emphasis"><text:span text:style-name="T2">max </text:span></text:span><text:span text:style-name="T2">is defined as 100.</text:span></text:p>
      <text:p text:style-name="P5"><text:span text:style-name="Source_20_Text"><text:span text:style-name="T1"/></text:span></text:p>
      <text:h text:style-name="P3" text:outline-level="1"><text:span text:style-name="Strong_20_Emphasis"><text:span text:style-name="T12">How to concatenate two integer arrays without using loop in C ?</text:span></text:span></text:h>
      <text:p text:style-name="P6"><text:span text:style-name="Strong_20_Emphasis"><text:span text:style-name="T12"/></text:span></text:p>
      <text:p text:style-name="P11"><text:span text:style-name="Source_20_Text"><text:span text:style-name="T14">// arr1[] is of size m+n and arr2[] is of size n. This function </text:span></text:span></text:p>
      <text:p text:style-name="P10"><text:span text:style-name="Source_20_Text"><text:span text:style-name="T13">// appends contents of arr2[] at the end of arr1[] </text:span></text:span></text:p>
      <text:p text:style-name="P10"><text:span text:style-name="Source_20_Text"><text:span text:style-name="T13">void</text:span></text:span><text:span text:style-name="T13"> </text:span><text:span text:style-name="Source_20_Text"><text:span text:style-name="T13">concatenate(int</text:span></text:span><text:span text:style-name="T13"> </text:span><text:span text:style-name="Source_20_Text"><text:span text:style-name="T13">arr1[], int</text:span></text:span><text:span text:style-name="T13"> </text:span><text:span text:style-name="Source_20_Text"><text:span text:style-name="T13">arr2[], int</text:span></text:span><text:span text:style-name="T13"> </text:span><text:span text:style-name="Source_20_Text"><text:span text:style-name="T13">m, int</text:span></text:span><text:span text:style-name="T13"> </text:span><text:span text:style-name="Source_20_Text"><text:span text:style-name="T13">n) </text:span></text:span></text:p>
      <text:p text:style-name="P10"><text:span text:style-name="Source_20_Text"><text:span text:style-name="T13">{ </text:span></text:span></text:p>
      <text:p text:style-name="P10"><text:span text:style-name="Source_20_Text"><text:span text:style-name="T13"><text:s text:c="3"/>memcpy(arr1 + m, arr2, sizeof(arr2));</text:span></text:span></text:p>
      <text:p text:style-name="Standard"><text:span text:style-name="Source_20_Text"><text:span text:style-name="T15">} </text:span></text:span></text:p>
      <text:p text:style-name="P6"><text:span text:style-name="Strong_20_Emphasis"><text:span text:style-name="T3"/></text:span></text:p>
      <text:h text:style-name="P3" text:outline-level="1"><text:span text:style-name="Strong_20_Emphasis"><text:span text:style-name="T12">Const Qualifier in C</text:span></text:span></text:h>
      <text:p text:style-name="P6"><text:span text:style-name="Strong_20_Emphasis"><text:span text:style-name="T12"/></text:span></text:p>
      <text:p text:style-name="P6"><text:span text:style-name="Strong_20_Emphasis"><text:span text:style-name="T3">The qualifier const can be applied to the declaration of any variable to specify that its value will not be changed ( Which depends upon where const variables are stored, we may change value of const variable by using pointer ). The result is implementation-defined if an attempt is made to change a const.</text:span></text:span></text:p>
      <text:p text:style-name="P6"><text:soft-page-break/><text:span text:style-name="Strong_20_Emphasis"><text:span text:style-name="T1">Pointer to constant</text:span></text:span></text:p>
      <text:p text:style-name="P6"><text:span text:style-name="Strong_20_Emphasis"><text:span text:style-name="Source_20_Text"><text:span text:style-name="T13">const</text:span></text:span></text:span><text:span text:style-name="Strong_20_Emphasis"><text:span text:style-name="T13"> </text:span></text:span><text:span text:style-name="Strong_20_Emphasis"><text:span text:style-name="Source_20_Text"><text:span text:style-name="T13">int</text:span></text:span></text:span><text:span text:style-name="Strong_20_Emphasis"><text:span text:style-name="T13"> </text:span></text:span><text:span text:style-name="Strong_20_Emphasis"><text:span text:style-name="Source_20_Text"><text:span text:style-name="T13">*ptr;</text:span></text:span></text:span></text:p>
      <text:p text:style-name="P6"><text:span text:style-name="Strong_20_Emphasis"><text:span text:style-name="Source_20_Text"><text:span text:style-name="T13">int</text:span></text:span></text:span><text:span text:style-name="Strong_20_Emphasis"><text:span text:style-name="T13"> </text:span></text:span><text:span text:style-name="Strong_20_Emphasis"><text:span text:style-name="Source_20_Text"><text:span text:style-name="T13">const</text:span></text:span></text:span><text:span text:style-name="Strong_20_Emphasis"><text:span text:style-name="T13"> </text:span></text:span><text:span text:style-name="Strong_20_Emphasis"><text:span text:style-name="Source_20_Text"><text:span text:style-name="T13">*ptr;</text:span></text:span></text:span></text:p>
      <text:p text:style-name="P6"><text:span text:style-name="Strong_20_Emphasis"><text:span text:style-name="T3"/></text:span></text:p>
      <text:p text:style-name="P6"><text:span text:style-name="Strong_20_Emphasis"><text:span text:style-name="T3">We can change pointer to point to any other integer variable, but cannot change value of object (entity) pointed using pointer ptr. Pointer is stored in read-write area (stack in present case). Object pointed may be in read only or read write area</text:span></text:span></text:p>
      <text:p text:style-name="Text_20_body"><text:span text:style-name="Emphasis"><text:span text:style-name="T5">This is a pointer to a constant character.</text:span></text:span><text:span text:style-name="Emphasis"><text:span text:style-name="Strong_20_Emphasis"><text:span text:style-name="T5"> You cannot change the value pointed by ptr, but you can change the pointer itself</text:span></text:span></text:span><text:span text:style-name="Emphasis"><text:span text:style-name="T5">. “const char *” is a (non-const) pointer to a const char.</text:span></text:span></text:p>
      <text:p text:style-name="Text_20_body"><text:span text:style-name="Strong_20_Emphasis"><text:span text:style-name="T8">Constant pointer to variable</text:span></text:span></text:p>
      <text:p text:style-name="Standard"><text:span text:style-name="Strong_20_Emphasis"><text:span text:style-name="Source_20_Text"><text:span text:style-name="T18">int</text:span></text:span></text:span><text:span text:style-name="Strong_20_Emphasis"><text:span text:style-name="T18"> </text:span></text:span><text:span text:style-name="Strong_20_Emphasis"><text:span text:style-name="Source_20_Text"><text:span text:style-name="T18">*const</text:span></text:span></text:span><text:span text:style-name="Strong_20_Emphasis"><text:span text:style-name="T18"> </text:span></text:span><text:span text:style-name="Strong_20_Emphasis"><text:span text:style-name="Source_20_Text"><text:span text:style-name="T18">pt</text:span></text:span></text:span><text:span text:style-name="Strong_20_Emphasis"><text:span text:style-name="Source_20_Text"><text:span text:style-name="T19">r;</text:span></text:span></text:span></text:p>
      <text:p text:style-name="Standard"><text:span text:style-name="Source_20_Text"><text:span text:style-name="T19"/></text:span></text:p>
      <text:p text:style-name="Standard"><text:span text:style-name="Source_20_Text"><text:span text:style-name="T19">Above declaration is constant pointer to integer variable, means we can change value of object pointed by pointer, but cannot change the pointer to point another variable.</text:span></text:span></text:p>
      <text:p text:style-name="Standard"><text:span text:style-name="Source_20_Text"><text:span text:style-name="T19"/></text:span></text:p>
      <text:p text:style-name="Standard"><text:span text:style-name="Source_20_Text"><text:span text:style-name="T19">This is a constant pointer to non-constant character. </text:span></text:span><text:span text:style-name="Source_20_Text"><text:span text:style-name="Strong_20_Emphasis"><text:span text:style-name="T19">You cannot change the pointer p, but can change the value pointed by ptr</text:span></text:span></text:span></text:p>
      <text:p text:style-name="Standard"><text:span text:style-name="Source_20_Text"><text:span text:style-name="T19"/></text:span></text:p>
      <text:p text:style-name="Standard"><text:span text:style-name="Strong_20_Emphasis"><text:span text:style-name="T16">constant pointer to constant</text:span></text:span></text:p>
      <text:p text:style-name="Standard"><text:span text:style-name="Source_20_Text"><text:span text:style-name="T19"/></text:span></text:p>
      <text:p text:style-name="Standard"><text:span text:style-name="Source_20_Text"><text:span text:style-name="T19">const int *const ptr;</text:span></text:span></text:p>
      <text:p text:style-name="Standard"><text:span text:style-name="Source_20_Text"><text:span text:style-name="T19"/></text:span></text:p>
      <text:p text:style-name="Standard"><text:span text:style-name="Source_20_Text"><text:span text:style-name="T19">Above declaration is constant pointer to constant variable which means we cannot change value pointed by pointer as well as we cannot point the pointer to other variable</text:span></text:span></text:p>
      <text:p text:style-name="Standard"><text:span text:style-name="Source_20_Text"><text:span text:style-name="T19"/></text:span></text:p>
      <text:p text:style-name="Standard"><text:span text:style-name="Source_20_Text"><text:span text:style-name="T19">This is a constant pointer to constant character. </text:span></text:span><text:span text:style-name="Source_20_Text"><text:span text:style-name="Strong_20_Emphasis"><text:span text:style-name="T19">You can neither change the value pointed by ptr nor the pointer ptr. </text:span></text:span></text:span></text:p>
      <text:p text:style-name="Standard"><text:span text:style-name="Source_20_Text"><text:span text:style-name="T19"/></text:span></text:p>
      <text:list xml:id="list4267746290207902542" text:style-name="L6">
        <text:list-item>
          <text:p text:style-name="P29"><text:span text:style-name="Source_20_Text"><text:span text:style-name="T19">int const* is pointer to const int </text:span></text:span></text:p>
        </text:list-item>
        <text:list-item>
          <text:p text:style-name="P28">int *const is const pointer to int </text:p>
        </text:list-item>
        <text:list-item>
          <text:p text:style-name="P20">int const* const is const pointer to const int </text:p>
        </text:list-item>
      </text:list>
      <text:p text:style-name="Standard"><text:soft-page-break/><text:span text:style-name="Source_20_Text"><text:span text:style-name="T19"/></text:span></text:p>
      <text:h text:style-name="Heading_20_1" text:outline-level="1"><text:span text:style-name="Source_20_Text"><text:span text:style-name="T17">Diffference between #define and const in C?</text:span></text:span></text:h>
      <text:p text:style-name="Standard"><text:span text:style-name="Source_20_Text"><text:span text:style-name="T19"/></text:span></text:p>
      <text:p text:style-name="Text_20_body"><text:span text:style-name="Source_20_Text"><text:span text:style-name="Strong_20_Emphasis"><text:span text:style-name="T19">#define</text:span></text:span></text:span><text:span text:style-name="Source_20_Text"><text:span text:style-name="T19"> is a preprocessor directive. Things defined by #define are replaced by the preprocessor before compilation begins. </text:span></text:span></text:p>
      <text:p text:style-name="Text_20_body"><text:span text:style-name="Strong_20_Emphasis"><text:span text:style-name="T2">const</text:span></text:span><text:span text:style-name="T2"> variables are actual variables like other normal variable.</text:span></text:p>
      <text:p text:style-name="P8">The big advantage of const over #define is type checking. We can also have poitners to const varaibles, we can pass them around, typecast them and any other thing that can be done with a normal variable. One disadvantage that one could think of is extra space for variable which is immaterial due to optimizations done by compilers.</text:p>
      <text:h text:style-name="P2" text:outline-level="1">What is the difference between 'function pointer' and 'pointer to a function'?</text:h>
      <text:p text:style-name="P12"><text:bookmark text:name="__w2_wSTvzrxr39_answer_content"/>What is the difference between passing pointer to a function and a function pointer?</text:p>
      <text:p text:style-name="P12"/>
      <text:p text:style-name="P8"><text:bookmark text:name="__w2_wSTvzrxr39_answer_content1"/>The answer to this question would be that passing pointer to a function is just passing the address of some variable which is stored in a pointer variable of that specific data type by value to a function.</text:p>
      <text:p text:style-name="P8">While a function pointer is a variable that stores address to a function’s executable code in the memory.</text:p>
      <text:p text:style-name="P12"/>
      <text:p text:style-name="P8"/>
      <text:p text:style-name="P8"><text:bookmark text:name="__w2_wpcKZd6H4_answer_content"/>How do we create a pointer to an integer and character in c??</text:p>
      <text:p text:style-name="P9">int * iptr; char * cptr;</text:p>
      <text:p text:style-name="P9">This is nothing but the pointer to an integer and pointer to a character respectively.</text:p>
      <text:p text:style-name="P9">Now,</text:p>
      <text:p text:style-name="P9">how we declare a function?</text:p>
      <text:p text:style-name="P9">int myFunction(int);</text:p>
      <text:p text:style-name="P9"><text:soft-page-break/>Here, myFunction() is a function that returns int and take one argument of type int.</text:p>
      <text:p text:style-name="P9">Now, For function pointer,</text:p>
      <text:p text:style-name="P9">int * myFunction(int); //Here myFunction() returns integer pointer.</text:p>
      <text:p text:style-name="P9">This is known as Function pointer.</text:p>
      <text:p text:style-name="P9"/>
      <text:p text:style-name="P9"><text:bookmark text:name="__w2_wpcKZd6H4_answer_content1"/>Now, Pointer to a Function,</text:p>
      <text:p text:style-name="P9">Let us take one example,</text:p>
      <text:p text:style-name="P9">#include&lt;stdio.h&gt;</text:p>
      <text:p text:style-name="P9">//A normal function having int parameter.</text:p>
      <text:p text:style-name="P9">void myFunction(int num)</text:p>
      <text:p text:style-name="P9">{</text:p>
      <text:p text:style-name="P9">printf(“Number is : %d”,num);</text:p>
      <text:p text:style-name="P9">}</text:p>
      <text:p text:style-name="P9">int main()</text:p>
      <text:p text:style-name="P9">{</text:p>
      <text:p text:style-name="P9">//Here, fun_ptr is a pointer to a myFunction()</text:p>
      <text:p text:style-name="P9">void (*fun_ptr)(int);</text:p>
      <text:p text:style-name="P9"/>
      <text:p text:style-name="P9"><text:bookmark text:name="__w2_wpcKZd6H4_answer_content2"/>fun_ptr=&amp;myFunction; //holding address of myFunction().</text:p>
      <text:p text:style-name="P9">//invoke myFunction() using fun_ptr.</text:p>
      <text:p text:style-name="P9">(*fun_ptr)(10);</text:p>
      <text:p text:style-name="P9">return 0;</text:p>
      <text:p text:style-name="P9">}</text:p>
      <text:p text:style-name="P9">OutPut : 10</text:p>
      <text:p text:style-name="P9">This is known as pointer to function.</text:p>
      <text:p text:style-name="P9"><text:soft-page-break/></text:p>
      <text:p text:style-name="P8"/>
      <text:p text:style-name="P8"/>
      <text:p text:style-name="P8"/>
      <text:p text:style-name="P8"/>
      <text:p text:style-name="P8"/>
      <text:p text:style-name="P8"/>
      <text:p text:style-name="P8"/>
      <text:p text:style-name="P8"><text:bookmark text:name="__w2_wY7kFHcX39_answer_content"/>A function to pointer is one which returns a pointer.</text:p>
      <text:p text:style-name="P9">Ex: int *add(int num1,int num2) {<text:line-break/>. <text:line-break/>.<text:line-break/>}</text:p>
      <text:p text:style-name="P9">A pointer to function points to a function.</text:p>
      <text:p text:style-name="P9">Ex: int add();<text:line-break/>int (*addi)();<text:line-break/>addi =&amp;add;<text:line-break/>then (*addi)() represents add();</text:p>
      <text:p text:style-name="P9">A pointer to a function is a pointer that points to a function. A function pointer is a pointer that either has an indeterminate value, or has a null pointer value, or points to a functio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span text:style-name="Strong_20_Emphasis"><text:span text:style-name="T9"/></text:span></text:p>
      <text:p text:style-name="Text_20_body"><text:bookmark text:name="__w2_wMbOgvgy4_answer_content"/><text:soft-page-break/><text:span text:style-name="Strong_20_Emphasis"><text:span text:style-name="T7">Following are some interesting facts about function pointers</text:span></text:span></text:p>
      <text:p text:style-name="Text_20_body"><text:span text:style-name="Strong_20_Emphasis"><text:span text:style-name="T7"/></text:span></text:p>
      <text:list xml:id="list2657787033318718452" text:style-name="L7">
        <text:list-item>
          <text:p text:style-name="P22">Unlike normal pointers, a function pointer points to code, not data. Typically a function pointer stores the start of executable code.</text:p>
        </text:list-item>
        <text:list-item>
          <text:p text:style-name="P22">Unlike normal pointers, we do not allocate de-allocate memory using function pointers.</text:p>
        </text:list-item>
        <text:list-item>
          <text:p text:style-name="P21">A function’s name can also be used to get functions’ address. For example, in the below program, we have removed address operator ‘&amp;’ in assignment. We have also changed function call by removing *, the program still works.</text:p>
        </text:list-item>
        <text:list-item>
          <text:p text:style-name="P13"><text:bookmark text:name="__w2_wMbOgvgy4_answer_content1"/>Like normal data pointers, a function pointer can be passed as an argument and can also be returned from a function.</text:p>
          <text:p text:style-name="P13"/>
        </text:list-item>
        <text:list-item>
          <text:p text:style-name="P16"><text:bookmark text:name="__w2_wMbOgvgy4_answer_content2"/>Function pointer can be used in place of switch case. For example, in below program, user is asked for a choice between 0 and 2 to do different tasks</text:p>
        </text:list-item>
      </text:list>
      <text:p text:style-name="Text_20_body"><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5:39:27.976862752</meta:creation-date>
    <dc:date>2019-05-12T16:04:57.763263245</dc:date>
    <meta:editing-duration>PT2H24M10S</meta:editing-duration>
    <meta:editing-cycles>31</meta:editing-cycles>
    <meta:generator>LibreOffice/5.1.6.2$Linux_X86_64 LibreOffice_project/10m0$Build-2</meta:generator>
    <meta:document-statistic meta:table-count="0" meta:image-count="2" meta:object-count="0" meta:page-count="10" meta:paragraph-count="118" meta:word-count="1827" meta:character-count="10518" meta:non-whitespace-character-count="8807"/>
  </office:meta>
</office:document-meta>
</file>